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70000009DF1C2E0374CB636F3.png" manifest:media-type="image/png"/>
  <manifest:file-entry manifest:full-path="Pictures/100000000000054F000002F52EB4FB4CF1B03343.png" manifest:media-type="image/png"/>
  <manifest:file-entry manifest:full-path="Pictures/1000000000000551000002FDF14BC70AFA2271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c944" officeooo:paragraph-rsid="0016c9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</text:p>
      <text:p text:style-name="P1"/>
      <text:p text:style-name="P1"><draw:frame draw:style-name="fr1" draw:name="Figura1" text:anchor-type="paragraph" svg:width="17cm" svg:height="3.064cm" draw:z-index="0"><draw:image xlink:href="Pictures/10000000000003670000009DF1C2E0374CB636F3.png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3S</meta:editing-duration>
    <meta:editing-cycles>3</meta:editing-cycles>
    <meta:generator>LibreOffice/5.3.1.2$Windows_X86_64 LibreOffice_project/e80a0e0fd1875e1696614d24c32df0f95f03deb2</meta:generator>
    <dc:date>2018-03-02T15:49:52.764000000</dc:date>
    <meta:document-statistic meta:table-count="0" meta:image-count="3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